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98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TO SING (9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TO SING (98:4-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Y TO SING (98:2-3, 7-8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WHY TO SING (98:2-3, 7-8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Because of God's great redemptive work (98:2-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Because of God's great creative work (98:7-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9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AT TO SING (98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HOW TO SING (98:4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TO SING (98:2-3, 7-8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EN TO SING (98:9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WHEN TO SING (98: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At the present, anticipating his return (98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 the future, celebrating his return (98:9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98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WHAT TO SING (98: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W TO SING (98:4-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WHY TO SING (98:2-3, 7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WHEN TO SING (98: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8 </dc:title>
    <meta:initial-creator>David STRICKLAND</meta:initial-creator>
    <dc:creator>David STRICKLAND</dc:creator>
    <meta:creation-date>2020-02-22T17:39:13Z</meta:creation-date>
    <dc:date>2020-02-22T17:39:13Z</dc:date>
    <meta:template xlink:href="BibleStudy" xlink:type="simple"/>
    <meta:editing-cycles>1</meta:editing-cycles>
    <meta:editing-duration>PT0S</meta:editing-duration>
    <meta:document-statistic meta:paragraph-count="20" meta:word-count="134"/>
  </office:meta>
</office:document-meta>
</file>